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6824640787489" calcext:value-type="float">
            <text:p>99,68</text:p>
          </table:table-cell>
          <table:table-cell table:style-name="ce3" table:formula="of:=([.F2]/12597)*100" office:value-type="float" office:value="0.317535921251092" calcext:value-type="float">
            <text:p>0,32</text:p>
          </table:table-cell>
          <table:table-cell/>
          <table:table-cell table:style-name="ce4" table:formula="of:=[.E18]+[.H18]" office:value-type="float" office:value="12557" calcext:value-type="float">
            <text:p>12557</text:p>
          </table:table-cell>
          <table:table-cell table:formula="of:=12597-[.E2]" office:value-type="float" office:value="40" calcext:value-type="float">
            <text:p>40</text:p>
          </table:table-cell>
          <table:table-cell office:value-type="float" office:value="0.0142259597778" calcext:value-type="float">
            <text:p>0,0142259598</text:p>
          </table:table-cell>
          <table:table-cell office:value-type="float" office:value="23.2471840382" calcext:value-type="float">
            <text:p>23,247184038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714217670874" calcext:value-type="float">
            <text:p>99,71</text:p>
          </table:table-cell>
          <table:table-cell table:style-name="ce3" table:formula="of:=([.F3]/12597)*100" office:value-type="float" office:value="0.285782329125982" calcext:value-type="float">
            <text:p>0,29</text:p>
          </table:table-cell>
          <table:table-cell/>
          <table:table-cell table:style-name="ce4" table:formula="of:=[.E19]+[.H19]" office:value-type="float" office:value="12561" calcext:value-type="float">
            <text:p>12561</text:p>
          </table:table-cell>
          <table:table-cell table:formula="of:=12597-[.E3]" office:value-type="float" office:value="36" calcext:value-type="float">
            <text:p>36</text:p>
          </table:table-cell>
          <table:table-cell office:value-type="float" office:value="0.0153439044952" calcext:value-type="float">
            <text:p>0,0153439045</text:p>
          </table:table-cell>
          <table:table-cell office:value-type="float" office:value="22.9563219547" calcext:value-type="float">
            <text:p>22,9563219547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745256807176" calcext:value-type="float">
            <text:p>99,67</text:p>
          </table:table-cell>
          <table:table-cell table:style-name="ce3" table:formula="of:=([.F4]/12597)*100" office:value-type="float" office:value="0.325474319282369" calcext:value-type="float">
            <text:p>0,33</text:p>
          </table:table-cell>
          <table:table-cell/>
          <table:table-cell table:style-name="ce4" table:formula="of:=[.E20]+[.H20]" office:value-type="float" office:value="12556" calcext:value-type="float">
            <text:p>12556</text:p>
          </table:table-cell>
          <table:table-cell table:formula="of:=12597-[.E4]" office:value-type="float" office:value="41" calcext:value-type="float">
            <text:p>41</text:p>
          </table:table-cell>
          <table:table-cell office:value-type="float" office:value="0.0153691768646" calcext:value-type="float">
            <text:p>0,0153691769</text:p>
          </table:table-cell>
          <table:table-cell office:value-type="float" office:value="22.9996709824" calcext:value-type="float">
            <text:p>22,9996709824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586488846551" calcext:value-type="float">
            <text:p>99,66</text:p>
          </table:table-cell>
          <table:table-cell table:style-name="ce3" table:formula="of:=([.F5]/12597)*100" office:value-type="float" office:value="0.341351115344923" calcext:value-type="float">
            <text:p>0,34</text:p>
          </table:table-cell>
          <table:table-cell/>
          <table:table-cell table:style-name="ce4" table:formula="of:=[.E21]+[.H21]" office:value-type="float" office:value="12554" calcext:value-type="float">
            <text:p>12554</text:p>
          </table:table-cell>
          <table:table-cell table:formula="of:=12597-[.E5]" office:value-type="float" office:value="43" calcext:value-type="float">
            <text:p>43</text:p>
          </table:table-cell>
          <table:table-cell office:value-type="float" office:value="0.0154891014099" calcext:value-type="float">
            <text:p>0,0154891014</text:p>
          </table:table-cell>
          <table:table-cell office:value-type="float" office:value="23.0198421478" calcext:value-type="float">
            <text:p>23,019842147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745256807176" calcext:value-type="float">
            <text:p>99,67</text:p>
          </table:table-cell>
          <table:table-cell table:style-name="ce3" table:formula="of:=([.F6]/12597)*100" office:value-type="float" office:value="0.325474319282369" calcext:value-type="float">
            <text:p>0,33</text:p>
          </table:table-cell>
          <table:table-cell/>
          <table:table-cell table:style-name="ce4" table:formula="of:=[.E22]+[.H22]" office:value-type="float" office:value="12556" calcext:value-type="float">
            <text:p>12556</text:p>
          </table:table-cell>
          <table:table-cell table:formula="of:=12597-[.E6]" office:value-type="float" office:value="41" calcext:value-type="float">
            <text:p>41</text:p>
          </table:table-cell>
          <table:table-cell office:value-type="float" office:value="0.0156049728394" calcext:value-type="float">
            <text:p>0,0156049728</text:p>
          </table:table-cell>
          <table:table-cell office:value-type="float" office:value="22.9850509167" calcext:value-type="float">
            <text:p>22,9850509167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459712629991" calcext:value-type="float">
            <text:p>99,75</text:p>
          </table:table-cell>
          <table:table-cell table:style-name="ce3" table:formula="of:=([.F7]/12597)*100" office:value-type="float" office:value="0.254028737000873" calcext:value-type="float">
            <text:p>0,25</text:p>
          </table:table-cell>
          <table:table-cell/>
          <table:table-cell table:style-name="ce4" table:formula="of:=[.E23]+[.H23]" office:value-type="float" office:value="12565" calcext:value-type="float">
            <text:p>12565</text:p>
          </table:table-cell>
          <table:table-cell table:formula="of:=12597-[.E7]" office:value-type="float" office:value="32" calcext:value-type="float">
            <text:p>32</text:p>
          </table:table-cell>
          <table:table-cell office:value-type="float" office:value="0.0155210494995" calcext:value-type="float">
            <text:p>0,0155210495</text:p>
          </table:table-cell>
          <table:table-cell office:value-type="float" office:value="22.9809191227" calcext:value-type="float">
            <text:p>22,980919122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189568944987" calcext:value-type="float">
            <text:p>99,62</text:p>
          </table:table-cell>
          <table:table-cell table:style-name="ce3" table:formula="of:=([.F8]/12597)*100" office:value-type="float" office:value="0.38104310550131" calcext:value-type="float">
            <text:p>0,38</text:p>
          </table:table-cell>
          <table:table-cell/>
          <table:table-cell table:style-name="ce4" table:formula="of:=[.E24]+[.H24]" office:value-type="float" office:value="12549" calcext:value-type="float">
            <text:p>12549</text:p>
          </table:table-cell>
          <table:table-cell table:formula="of:=12597-[.E8]" office:value-type="float" office:value="48" calcext:value-type="float">
            <text:p>48</text:p>
          </table:table-cell>
          <table:table-cell office:value-type="float" office:value="0.0151360034943" calcext:value-type="float">
            <text:p>0,0151360035</text:p>
          </table:table-cell>
          <table:table-cell office:value-type="float" office:value="22.9669981003" calcext:value-type="float">
            <text:p>22,966998100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7539096610304" calcext:value-type="float">
            <text:p>99,75</text:p>
          </table:table-cell>
          <table:table-cell table:style-name="ce3" table:formula="of:=([.F9]/12597)*100" office:value-type="float" office:value="0.246090338969596" calcext:value-type="float">
            <text:p>0,25</text:p>
          </table:table-cell>
          <table:table-cell/>
          <table:table-cell table:style-name="ce4" table:formula="of:=[.E25]+[.H25]" office:value-type="float" office:value="12566" calcext:value-type="float">
            <text:p>12566</text:p>
          </table:table-cell>
          <table:table-cell table:formula="of:=12597-[.E9]" office:value-type="float" office:value="31" calcext:value-type="float">
            <text:p>31</text:p>
          </table:table-cell>
          <table:table-cell office:value-type="float" office:value="0.0141129493713" calcext:value-type="float">
            <text:p>0,0141129494</text:p>
          </table:table-cell>
          <table:table-cell office:value-type="float" office:value="23.056992054" calcext:value-type="float">
            <text:p>23,056992054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427720885925" calcext:value-type="float">
            <text:p>99,64</text:p>
          </table:table-cell>
          <table:table-cell table:style-name="ce3" table:formula="of:=([.F10]/12597)*100" office:value-type="float" office:value="0.357227911407478" calcext:value-type="float">
            <text:p>0,36</text:p>
          </table:table-cell>
          <table:table-cell/>
          <table:table-cell table:style-name="ce4" table:formula="of:=[.E26]+[.H26]" office:value-type="float" office:value="12552" calcext:value-type="float">
            <text:p>12552</text:p>
          </table:table-cell>
          <table:table-cell table:formula="of:=12597-[.E10]" office:value-type="float" office:value="45" calcext:value-type="float">
            <text:p>45</text:p>
          </table:table-cell>
          <table:table-cell office:value-type="float" office:value="0.0152921676636" calcext:value-type="float">
            <text:p>0,0152921677</text:p>
          </table:table-cell>
          <table:table-cell office:value-type="float" office:value="23.0567719936" calcext:value-type="float">
            <text:p>23,056771993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714217670874" calcext:value-type="float">
            <text:p>99,71</text:p>
          </table:table-cell>
          <table:table-cell table:style-name="ce3" table:formula="of:=([.F11]/12597)*100" office:value-type="float" office:value="0.285782329125982" calcext:value-type="float">
            <text:p>0,29</text:p>
          </table:table-cell>
          <table:table-cell/>
          <table:table-cell table:style-name="ce4" table:formula="of:=[.E27]+[.H27]" office:value-type="float" office:value="12561" calcext:value-type="float">
            <text:p>12561</text:p>
          </table:table-cell>
          <table:table-cell table:formula="of:=12597-[.E11]" office:value-type="float" office:value="36" calcext:value-type="float">
            <text:p>36</text:p>
          </table:table-cell>
          <table:table-cell office:value-type="float" office:value="0.0153939723969" calcext:value-type="float">
            <text:p>0,0153939724</text:p>
          </table:table-cell>
          <table:table-cell office:value-type="float" office:value="23.0804469585" calcext:value-type="float">
            <text:p>23,080446958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880209573708" calcext:value-type="float">
            <text:p>99,6880209574</text:p>
          </table:table-cell>
          <table:table-cell table:formula="of:=AVERAGE([.C2:.C11])" office:value-type="float" office:value="0.311979042629197" calcext:value-type="float">
            <text:p>0,3119790426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7.7" calcext:value-type="float">
            <text:p>12557,7</text:p>
          </table:table-cell>
          <table:table-cell table:formula="of:=AVERAGE([.F2:.F11])" office:value-type="float" office:value="39.3" calcext:value-type="float">
            <text:p>39,3</text:p>
          </table:table-cell>
          <table:table-cell table:formula="of:=SUM([.G2:.G11])/10" office:value-type="float" office:value="0.01514892578125" calcext:value-type="float">
            <text:p>0,0151489258</text:p>
          </table:table-cell>
          <table:table-cell table:formula="of:=SUM([.H2:.H11])/10" office:value-type="float" office:value="23.03501982689" calcext:value-type="float">
            <text:p>23,0350198269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5" calcext:value-type="float">
            <text:p>5843,5</text:p>
          </table:table-cell>
          <table:table-cell table:formula="of:=AVERAGE([.G18:.G27])" office:value-type="float" office:value="19.2" calcext:value-type="float">
            <text:p>19,2</text:p>
          </table:table-cell>
          <table:table-cell/>
          <table:table-cell office:value-type="float" office:value="5882" calcext:value-type="float">
            <text:p>588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12597-SUM([.E18:.G18])" office:value-type="float" office:value="6675" calcext:value-type="float">
            <text:p>6675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.1" calcext:value-type="float">
            <text:p>20,1</text:p>
          </table:table-cell>
          <table:table-cell table:formula="of:=AVERAGE([.H18:.H27])" office:value-type="float" office:value="6714.2" calcext:value-type="float">
            <text:p>6714,2</text:p>
          </table:table-cell>
          <table:table-cell/>
          <table:table-cell office:value-type="float" office:value="5851" calcext:value-type="float">
            <text:p>585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12597-SUM([.E19:.G19])" office:value-type="float" office:value="6710" calcext:value-type="float">
            <text:p>671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10" calcext:value-type="float">
            <text:p>581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12597-SUM([.E20:.G20])" office:value-type="float" office:value="6746" calcext:value-type="float">
            <text:p>6746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5" calcext:value-type="float">
            <text:p>5843,5</text:p>
          </table:table-cell>
          <table:table-cell table:number-columns-repeated="2"/>
          <table:table-cell office:value-type="float" office:value="5810" calcext:value-type="float">
            <text:p>581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formula="of:=12597-SUM([.E21:.G21])" office:value-type="float" office:value="6744" calcext:value-type="float">
            <text:p>6744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.1" calcext:value-type="float">
            <text:p>20,1</text:p>
          </table:table-cell>
          <table:table-cell table:number-columns-repeated="2"/>
          <table:table-cell office:value-type="float" office:value="5834" calcext:value-type="float">
            <text:p>583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12597-SUM([.E22:.G22])" office:value-type="float" office:value="6722" calcext:value-type="float">
            <text:p>672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.2" calcext:value-type="float">
            <text:p>19,2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12597-SUM([.E23:.G23])" office:value-type="float" office:value="6699" calcext:value-type="float">
            <text:p>669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2" calcext:value-type="float">
            <text:p>6714,2</text:p>
          </table:table-cell>
          <table:table-cell table:number-columns-repeated="2"/>
          <table:table-cell office:value-type="float" office:value="5871" calcext:value-type="float">
            <text:p>5871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12597-SUM([.E24:.G24])" office:value-type="float" office:value="6678" calcext:value-type="float">
            <text:p>6678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48" calcext:value-type="float">
            <text:p>584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12597-SUM([.E25:.G25])" office:value-type="float" office:value="6718" calcext:value-type="float">
            <text:p>6718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0" calcext:value-type="float">
            <text:p>579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12597-SUM([.E26:.G26])" office:value-type="float" office:value="6762" calcext:value-type="float">
            <text:p>676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73" calcext:value-type="float">
            <text:p>587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12597-SUM([.E27:.G27])" office:value-type="float" office:value="6688" calcext:value-type="float">
            <text:p>668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880209573708" calcext:value-type="float">
            <text:p>0,9968802096</text:p>
          </table:table-cell>
          <table:table-cell table:number-columns-repeated="2"/>
          <table:table-cell table:formula="of:=SUM([.E18:.E27])/10" office:value-type="float" office:value="5843.5" calcext:value-type="float">
            <text:p>5843,5</text:p>
          </table:table-cell>
          <table:table-cell table:formula="of:=SUM([.F18:.F27])/10" office:value-type="float" office:value="20.1" calcext:value-type="float">
            <text:p>20,1</text:p>
          </table:table-cell>
          <table:table-cell table:formula="of:=SUM([.G18:.G27])/10" office:value-type="float" office:value="19.2" calcext:value-type="float">
            <text:p>19,2</text:p>
          </table:table-cell>
          <table:table-cell table:formula="of:=SUM([.H18:.H27])/10" office:value-type="float" office:value="6714.2" calcext:value-type="float">
            <text:p>6714,2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11979042629197" calcext:value-type="float">
            <text:p>0,0031197904</text:p>
          </table:table-cell>
          <table:table-cell table:number-columns-repeated="2"/>
          <table:table-cell table:formula="of:=SUM([.E18:.E27])" office:value-type="float" office:value="58435" calcext:value-type="float">
            <text:p>58435</text:p>
          </table:table-cell>
          <table:table-cell table:formula="of:=SUM([.F18:.F27])" office:value-type="float" office:value="201" calcext:value-type="float">
            <text:p>201</text:p>
          </table:table-cell>
          <table:table-cell table:formula="of:=SUM([.G18:.G27])" office:value-type="float" office:value="192" calcext:value-type="float">
            <text:p>192</text:p>
          </table:table-cell>
          <table:table-cell table:formula="of:=SUM([.H18:.H27])" office:value-type="float" office:value="67142" calcext:value-type="float">
            <text:p>67142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725058420182" calcext:value-type="float">
            <text:p>0,99672505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15279984557" calcext:value-type="float">
            <text:p>0,9970152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04:28.9526821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52S</meta:editing-duration>
    <meta:editing-cycles>7</meta:editing-cycles>
    <meta:generator>LibreOffice/5.1.6.2$Linux_X86_64 LibreOffice_project/10m0$Build-2</meta:generator>
    <dc:date>2018-01-23T23:05:03.763030605</dc:date>
    <meta:document-statistic meta:table-count="1" meta:cell-count="171" meta:object-count="0"/>
  </office:meta>
</office:document-meta>
</file>